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Poison St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stacking poison AOE DOT: the longer they stay inside the higher poison damage ge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; +fire resit; +dark resist; +fire breath power; + melee strengt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Fu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when dealing a spell crit enters a blood rage, increasing all blight damage by x%; +increase spell cr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oul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light damage bolt; intrinsinc +15% crit chance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oul Lea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sense all foes around you; saping their life force: -x% all damage for X tur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oul 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when a creature tracked with soul leach hurts the caster he gains back some Vim + damages the attacke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 Power</text:p>
          </table:table-cell>
          <table:table-cell table:style-name="ce7" office:value-type="string">
            <text:p>Dark Ritual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imcreases the damage bonus of spell crit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orrupted Neg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removes magical &amp; physical sustains &amp; tiemd efefcts in the zon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orrosive W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10">
            <text:p>21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Ûdun</text:p>
          </table:table-cell>
          <table:table-cell table:style-name="ce27" office:value-type="string">
            <text:p>Poison Storm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 office:value-type="string">
            <text:p>Flame of Ûdun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ood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office:value-type="string">
            <text:p>Blood Boil</text:p>
          </table:table-cell>
          <table:table-cell table:style-name="ce27" office:value-type="string">
            <text:p>Blood Fury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Soul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Soul Leach</text:p>
          </table:table-cell>
          <table:table-cell table:style-name="ce27" office:value-type="string">
            <text:p>Soul Drain</text:p>
          </table:table-cell>
          <table:table-cell table:style-name="ce27" table:number-columns-repeated="2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ight Power</text:p>
          </table:table-cell>
          <table:table-cell table:style-name="ce27" office:value-type="string">
            <text:p>Dark Rituals</text:p>
          </table:table-cell>
          <table:table-cell table:style-name="ce27" office:value-type="string">
            <text:p>Corrupted Negation</text:p>
          </table:table-cell>
          <table:table-cell table:style-name="ce27" office:value-type="string">
            <text:p>Corrosive Worms</text:p>
          </table:table-cell>
          <table:table-cell table:style-name="ce27" table:number-columns-repeated="2"/>
          <table:table-cell table:number-columns-repeated="1018"/>
        </table:table-row>
        <table:table-row table:style-name="ro2" table:number-rows-repeated="25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20/10/2010</text:date>, <text:time>06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20T06:07:17</dc:date>
    <dc:language>fr-FR</dc:language>
    <meta:editing-cycles>186</meta:editing-cycles>
    <meta:editing-duration>PT132H25M46S</meta:editing-duration>
    <dc:creator>Dark God</dc:creator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